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en" fo:country="GB" fo:font-weight="bold" style:font-weight-asian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ELECT [ DISTINCT] Tabla1.columna1, Tabla2.columna2, AtributoCalc1 AS ALIAS1, TN. Atributo1, AtributoCalc2 AS ALIAS2</text:span></text:p>
      <text:p text:style-name="P1">FROM TABLA1, TABLA 2, …., TABLAN TN</text:p>
      <text:p text:style-name="P1">WHERE CRITERIOS</text:p>
      <text:p text:style-name="P1"/>
      <text:p text:style-name="P1"/>
      <text:p text:style-name="P1">CRITERIO</text:p>
      <text:p text:style-name="Standard"><text:span text:style-name="T1">ATRIBUTO1= | &lt;&gt;’XXX’ | 122| #dd/mm/aaaa# <text:s/>todos.</text:span></text:p>
      <text:p text:style-name="Standard"><text:span text:style-name="T1">ATRIBUTO1&gt;= | &gt; | &lt; | &lt;=| = | &lt;&gt;</text:span>Atributos numéricos y de fechas.</text:p>
      <text:p text:style-name="Standard"><text:span text:style-name="T1">ATRIBUTO1 LIKE “C%”</text:span> cualquier cadena que empieza por C</text:p>
      <text:p text:style-name="Standard"><text:span text:style-name="T1">ATRIBUTO1 LIKE “%C%” <text:s/></text:span>cualquier cadena que contiene la ce</text:p>
      <text:p text:style-name="Standard"><text:span text:style-name="T3">ATRIBUTO IS NOT NULL</text:span></text:p>
      <text:p text:style-name="Standard"><text:span text:style-name="T3">ATRIBUTO IS NULL</text:span></text:p>
      <text:p text:style-name="Standard"><text:span text:style-name="T1">ATRIBUTO IN (“VALOR1”, “VALOR2”, .. ,“VALORN”)</text:span></text:p>
      <text:p text:style-name="Standard"><text:span text:style-name="T1">ATRIBUTO BETWEEN VALOR1 AND VALOR2;</text:span></text:p>
      <text:p text:style-name="P1"/>
      <text:p text:style-name="P1">CONCATENAR TABLAS:</text:p>
      <text:p text:style-name="P1"/>
      <text:p text:style-name="Standard"><text:span text:style-name="T1">INNER JOIN -&gt; siempre va en el FROM</text:span></text:p>
      <text:p text:style-name="P1">WHERE </text:p>
      <text:p text:style-name="P1"/>
      <text:p text:style-name="Standard">FROM</text:p>
      <text:p text:style-name="Standard"><text:span text:style-name="T1">TABLA1 INNER JOIN TABLA2 ON TABLA1.ATRIBUTO1=TABLA2.ATRIBUTO2</text:span></text:p>
      <text:p text:style-name="P1"/>
      <text:p text:style-name="Standard"><text:span text:style-name="T1">T1 </text:span><text:span text:style-name="T3">INNER JOIN (T2 INNER JOIN T3 ON T2.C1=T3.C2) ON T1.C1=T2.C2</text:span></text:p>
      <text:p text:style-name="P2"/>
      <text:p text:style-name="P2"/>
      <text:p text:style-name="Standard">FROM TABLA1 T1, TABLA 2 T2, TABLA3 T3</text:p>
      <text:p text:style-name="Standard"><text:span text:style-name="T1">WHERE T1.ATRIBUTO1=T2.ATRIBUTO2 AND T1.ATRIBUTO2=T3.ATRIBUTO1 AND</text:span></text:p>
      <text:p text:style-name="Standard"><text:span text:style-name="T1">ATRIBUTO4=1111 AND ATRIBUTO5 LIKE “*D*”;</text:span></text:p>
      <text:p text:style-name="P1"/>
      <text:p text:style-name="P1">PARA UN SOLO CARÁCTER SE UTILIZA EL SÍMBOLO ? Y PARA VARIOS EL *.</text:p>
      <text:p text:style-name="P1"/>
      <text:p text:style-name="P1"/>
      <text:p text:style-name="P3">CREACIÓN DE TABLAS</text:p>
      <text:p text:style-name="Standard"><text:span text:style-name="T1">SELECT [ DISTINCT] Tabla1.columna1, Tabla2.columna2, AtributoCalc1 AS <text:s/>ALIAS1, TN. Atributo1, AtributoCalc2 AS ALIAS2</text:span></text:p>
      <text:p text:style-name="P1">INTO nombreTablaNueva [IN ruta/BD.mdb]</text:p>
      <text:p text:style-name="P1">FROM TABLA1, TABLA 2, …., TABLAN TN</text:p>
      <text:p text:style-name="P1">WHERE CRITERIOS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REACIÓN DE GRUPOS EN SQL </text:p>
      <text:p text:style-name="Standard"><text:span text:style-name="T1">SELECT [ DISTINCT] Tabla1.columna1, Tabla2.columna2, AtributoCalc1 AS ALIAS1, TN. Atributo1, AtributoCalc2 AS ALIAS2</text:span></text:p>
      <text:p text:style-name="P1">FROM TABLA1, TABLA 2, …., TABLAN TN</text:p>
      <text:p text:style-name="P1">WHERE CRITERIOS</text:p>
      <text:p text:style-name="Standard"><text:span text:style-name="T1">GROUP BY Tabla1.columna1, Tabla2.columna2,.. , , TN. Atributo1</text:span></text:p>
      <text:p text:style-name="P1">HAVING CRITERIOS.</text:p>
      <text:p text:style-name="P1"/>
      <text:p text:style-name="Standard"><text:span text:style-name="T2">Group by</text:span><text:span text:style-name="T1">: Sirve para hacer grupos dentro de la tuplas resultado de la consulta, pero dichos grupos deberán cumplir el siguiente criterio: </text:span><text:span text:style-name="T2">NUNCA</text:span><text:span text:style-name="T1"> PUEDO PONER </text:span><text:span text:style-name="T2">EN LA SENTENCIA SELECT ATRIBUTOS DE LA/S TABLA/S QUE NO ESTÉ EN LA SENTENCIA GROUP BY</text:span><text:span text:style-name="T1">. LÓGICAMENTE EN LA SELECT PUEDO PONER TODOS LOS ATRIBUTOS CALCULADOS QUE QUIERA QUE NO ESTARÁN EN EL GROUP BY.</text:span></text:p>
      <text:p text:style-name="Standard"><text:span text:style-name="T1"/></text:p>
      <text:p text:style-name="Standard"><text:span text:style-name="T1"/></text:p>
      <text:p text:style-name="Standard"><text:span text:style-name="T1">HAVING: Sirve para filtrar los resultados obtenidos al realizar grupos, se especificará un criterio en el que se puede utilizar cualquier función agregada.</text:span></text:p>
      <text:p text:style-name="P1"/>
      <text:p text:style-name="P3">CREACIÓN DE GRUPOS EN SQL </text:p>
      <text:p text:style-name="Standard"><text:span text:style-name="T1">SELECT [ DISTINCT] Tabla1.columna1, Tabla2.columna2, AtributoCalc1 AS ALIAS1, TN. Atributo1, AtributoCalc2 AS ALIAS2</text:span></text:p>
      <text:p text:style-name="P1">FROM TABLA1, TABLA 2, …., TABLAN TN</text:p>
      <text:p text:style-name="P1">WHERE CRITERIOS</text:p>
      <text:p text:style-name="Standard"><text:span text:style-name="T1">GROUP BY Tabla1.columna1, Tabla2.columna2,.. , , TN. </text:span><text:span text:style-name="T3">Atributo1</text:span></text:p>
      <text:p text:style-name="P2">HAVING CRITERIOS.</text:p>
      <text:p text:style-name="Standard"><text:span text:style-name="T1">ORDER BY Tabla1.Atributo1 [ASC| DESC], Tabla1.Atributo2 [ASC| DESC], ..;</text:span></text:p>
      <text:p text:style-name="P1"/>
      <text:p text:style-name="Standard"><text:span text:style-name="T1">ORDER BY sirve para ordenar el resultado de una consulta por un Atributo concreto siguiendo el criterio ASCENDENTE O DESCENDENTE.</text:span></text:p>
      <text:p text:style-name="P1"/>
      <text:p text:style-name="P1"/>
      <text:p text:style-name="P1">CONSULTAS DE ELIMINACIÓN DE DATOS</text:p>
      <text:p text:style-name="P1"/>
      <text:p text:style-name="Standard"><text:span text:style-name="T1">DELETE TABLA.ATRIBUTO1, TABLA, ATRIBUTO2 …</text:span></text:p>
      <text:p text:style-name="P1">FROM TABLA</text:p>
      <text:p text:style-name="P1">WHERE CRITERIOS</text:p>
      <text:p text:style-name="P1"/>
      <text:p text:style-name="P1"/>
      <text:p text:style-name="P1">CONSULTAS DE DATOS ANEXADOS:</text:p>
      <text:p text:style-name="P1">INSERT INTO TABLADESTINO(COLUM1, … COLUMN)</text:p>
      <text:p text:style-name="Standard"><text:span text:style-name="T1">SELECT [ DISTINCT] Tabla1.columna1, Tabla2.columna2, AtributoCalc1 AS ALIAS1, TN. Atributo1, AtributoCalc2 AS ALIAS2</text:span></text:p>
      <text:p text:style-name="P1">FROM TABLA1, TABLA 2, …., TABLAN TN</text:p>
      <text:p text:style-name="P1">WHERE CRITERIOS</text:p>
      <text:p text:style-name="Standard"><text:span text:style-name="T1">GROUP BY Tabla1.columna1, Tabla2.columna2,.. , , TN. Atributo1</text:span></text:p>
      <text:p text:style-name="P1">HAVING CRITERIOS.</text:p>
      <text:p text:style-name="P1"/>
      <text:p text:style-name="P1">ACTUALIZA DATOS</text:p>
      <text:p text:style-name="P1">UPDATE <text:s/>TABLE</text:p>
      <text:p text:style-name="Standard"><text:soft-page-break/><text:span text:style-name="T1">SET ATRIBUTO1=NUEVO _VALOR1, … ATRIBUTON=NUEVO _VALORN</text:span></text:p>
      <text:p text:style-name="P1">WHERE CRITERIO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ELECT [ DISTINCT] Tabla1</dc:title>
    <meta:initial-creator>aula9</meta:initial-creator>
    <meta:creation-date>2018-10-04T17:11:00</meta:creation-date>
    <dc:date>2019-10-15T20:12:26.256000000</dc:date>
    <meta:editing-cycles>3</meta:editing-cycles>
    <meta:editing-duration>PT7M32S</meta:editing-duration>
    <meta:document-statistic meta:table-count="0" meta:image-count="0" meta:object-count="0" meta:page-count="3" meta:paragraph-count="58" meta:word-count="423" meta:character-count="2892" meta:non-whitespace-character-count="2520"/>
    <meta:generator>LibreOffice/6.3.2.2$Windows_X86_64 LibreOffice_project/98b30e735bda24bc04ab42594c85f7fd8be07b9c</meta:generator>
  </office:meta>
</office:document-meta>
</file>